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 style:master-page-name="Standard">
      <style:paragraph-properties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side</text:span><text:span text:style-name="T1"> </text:span><text:span text:style-name="T1">box</text:span><text:span text:style-name="T1">:</text:span></text:p>
      <text:p text:style-name="P1"><text:span text:style-name="T1">Conn</text:span><text:span text:style-name="T1">_1: </text:span><text:span text:style-name="T1">RS</text:span><text:span text:style-name="T1">232, 3 </text:span><text:span text:style-name="T1">pin</text:span><text:span text:style-name="T1"> </text:span><text:span text:style-name="T1">GND</text:span><text:span text:style-name="T1">, </text:span><text:span text:style-name="T1">RX</text:span><text:span text:style-name="T1">, </text:span><text:span text:style-name="T1">TX</text:span><text:span text:style-name="T1"> (</text:span><text:span text:style-name="T1">unordered</text:span><text:span text:style-name="T1">)</text:span>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1"><text:span text:style-name="T1">board<text:tab/>db25<text:tab/>function<text:tab/><text:tab/><text:tab/><text:tab/><text:tab/><text:tab/><text:tab/>done? (board)</text:span></text:p>
      <text:list xml:id="list5277995137154470158" text:style-name="LS1">
        <text:list-item>
          <text:p text:style-name="P5">15<text:tab/>keysw orange<text:span text:style-name="T2"> (live side)</text:span></text:p>
        </text:list-item>
        <text:list-item>
          <text:p text:style-name="P5">13<text:tab/>pot red <text:span text:style-name="T2">(to +5V)</text:span></text:p>
        </text:list-item>
        <text:list-item>
          <text:p text:style-name="P5">12<text:tab/>pot yellow <text:span text:style-name="T2">(analog output)</text:span></text:p>
        </text:list-item>
        <text:list-item>
          <text:p text:style-name="P5">10<text:tab/>piezo black, lcd black, keysw green, pot black <text:span text:style-name="T2">(ground)<text:tab/></text:span>done</text:p>
        </text:list-item>
        <text:list-item>
          <text:p text:style-name="P5">11<text:tab/>piezo red <text:span text:style-name="T2">(live side)</text:span></text:p>
        </text:list-item>
        <text:list-item>
          <text:p text:style-name="P5">5<text:tab/>lcd red <text:span text:style-name="T2">(3.3V +V)<text:tab/><text:tab/><text:tab/><text:tab/><text:tab/><text:tab/></text:span>done</text:p>
        </text:list-item>
        <text:list-item>
          <text:p text:style-name="P5">6<text:tab/>lcd violet <text:span text:style-name="T2">(Data @3.3V)</text:span></text:p>
        </text:list-item>
        <text:list-item>
          <text:p text:style-name="P5">19<text:tab/>keypad green<text:tab/><text:tab/><text:tab/></text:p>
        </text:list-item>
        <text:list-item>
          <text:p text:style-name="P5">18<text:tab/>keypad yellow</text:p>
        </text:list-item>
        <text:list-item>
          <text:p text:style-name="P5">17<text:tab/>keypad violet</text:p>
        </text:list-item>
        <text:list-item>
          <text:p text:style-name="P5">21<text:tab/>keypad white</text:p>
        </text:list-item>
        <text:list-item>
          <text:p text:style-name="P5">22<text:tab/>keypad pink</text:p>
        </text:list-item>
        <text:list-item>
          <text:p text:style-name="P5">23<text:tab/>keypad blue</text:p>
        </text:list-item>
        <text:list-item>
          <text:p text:style-name="P5">25<text:tab/>keypad orange</text:p>
        </text:list-item>
      </text:list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/>
    <meta:initial-creator/>
    <meta:editing-cycles>2</meta:editing-cycles>
    <meta:document-statistic meta:table-count="0" meta:image-count="0" meta:object-count="0" meta:page-count="1" meta:paragraph-count="21" meta:word-count="118" meta:character-count="573"/>
    <dc:date>2012-09-25T21:52:39.43</dc:date>
    <meta:editing-duration>PT54S</meta:editing-duration>
  </office:meta>
</office:document-meta>
</file>